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1pt" fo:font-style="normal" style:text-underline-style="none" style:font-size-asian="11pt" style:font-style-asian="normal" style:font-size-complex="11pt" style:font-style-complex="normal"/>
    </style:style>
    <style:style style:name="P2" style:family="paragraph" style:parent-style-name="Standard">
      <style:text-properties fo:color="#000000" style:font-name="Times New Roman" fo:font-size="11pt" fo:font-style="normal" style:text-underline-style="none" officeooo:rsid="0026811c" officeooo:paragraph-rsid="0026811c" style:font-size-asian="11pt" style:font-style-asian="normal" style:font-size-complex="11pt" style:font-style-complex="normal"/>
    </style:style>
    <style:style style:name="P3" style:family="paragraph" style:parent-style-name="Standard">
      <style:text-properties fo:color="#000000" style:font-name="Times New Roman" fo:font-size="11pt" fo:font-style="normal" style:text-underline-style="none" fo:font-weight="bold" officeooo:rsid="0026811c" officeooo:paragraph-rsid="0026811c" style:font-size-asian="11pt" style:font-style-asian="normal" style:font-weight-asian="bold" style:font-size-complex="11pt" style:font-style-complex="normal" style:font-weight-complex="bold"/>
    </style:style>
    <style:style style:name="P4" style:family="paragraph" style:parent-style-name="Standard">
      <style:text-properties fo:color="#000000" style:font-name="Times New Roman" fo:font-size="11pt" fo:font-style="normal" style:text-underline-style="none" fo:font-weight="bold" officeooo:paragraph-rsid="0034e5f0" style:font-size-asian="11pt" style:font-style-asian="normal" style:font-weight-asian="bold" style:font-size-complex="11pt" style:font-style-complex="normal" style:font-weight-complex="bold"/>
    </style:style>
    <style:style style:name="P5" style:family="paragraph" style:parent-style-name="Standard">
      <style:text-properties fo:color="#3465a4"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 style:family="paragraph" style:parent-style-name="Standard">
      <style:text-properties fo:color="#3465a4" style:font-name="Times New Roman" fo:font-size="11pt" fo:font-style="normal" style:text-underline-style="solid" style:text-underline-width="auto" style:text-underline-color="font-color" style:font-size-asian="11pt" style:font-style-asian="normal" style:font-size-complex="11pt" style:font-style-complex="normal"/>
    </style:style>
    <style:style style:name="P7" style:family="paragraph" style:parent-style-name="Standard">
      <style:paragraph-properties fo:text-align="start" style:justify-single-word="false"/>
      <style:text-properties fo:color="#3465a4" style:font-name="Times New Roman" fo:font-size="11pt" fo:font-style="normal" style:text-underline-style="none" fo:font-weight="normal" officeooo:paragraph-rsid="00367dab" style:font-size-asian="11pt" style:font-style-asian="normal" style:font-weight-asian="normal" style:font-size-complex="11pt" style:font-style-complex="normal" style:font-weight-complex="normal"/>
    </style:style>
    <style:style style:name="P8" style:family="paragraph" style:parent-style-name="Standard">
      <style:text-properties officeooo:paragraph-rsid="00259f78"/>
    </style:style>
    <style:style style:name="P9" style:family="paragraph" style:parent-style-name="Standard">
      <style:text-properties fo:font-variant="normal" fo:text-transform="none" fo:color="#000000" style:font-name="Times New Roman" fo:font-size="11pt" fo:letter-spacing="normal" fo:font-style="normal" style:text-underline-style="none" fo:font-weight="normal" officeooo:paragraph-rsid="00259f78" style:font-size-asian="11pt" style:font-style-asian="normal" style:font-size-complex="11pt" style:font-style-complex="normal"/>
    </style:style>
    <style:style style:name="P10" style:family="paragraph" style:parent-style-name="Standard">
      <style:paragraph-properties fo:text-align="start" style:justify-single-word="false"/>
      <style:text-properties officeooo:paragraph-rsid="00367dab"/>
    </style:style>
    <style:style style:name="P11" style:family="paragraph" style:parent-style-name="Standard">
      <style:text-properties officeooo:paragraph-rsid="002afb51"/>
    </style:style>
    <style:style style:name="P12" style:family="paragraph" style:parent-style-name="Standard">
      <style:text-properties officeooo:paragraph-rsid="002d99e0"/>
    </style:style>
    <style:style style:name="P13" style:family="paragraph" style:parent-style-name="Standard">
      <style:text-properties officeooo:paragraph-rsid="0032b7a3"/>
    </style:style>
    <style:style style:name="P14" style:family="paragraph" style:parent-style-name="Standard">
      <style:text-properties officeooo:paragraph-rsid="0034f639"/>
    </style:style>
    <style:style style:name="P15" style:family="paragraph" style:parent-style-name="Standard">
      <style:text-properties officeooo:paragraph-rsid="00360298"/>
    </style:style>
    <style:style style:name="P16" style:family="paragraph" style:parent-style-name="Standard">
      <style:text-properties officeooo:paragraph-rsid="00367dab"/>
    </style:style>
    <style:style style:name="P17" style:family="paragraph" style:parent-style-name="Standard">
      <style:text-properties officeooo:paragraph-rsid="0037da21"/>
    </style:style>
    <style:style style:name="P18" style:family="paragraph" style:parent-style-name="Standard">
      <style:text-properties officeooo:paragraph-rsid="00396e20"/>
    </style:style>
    <style:style style:name="P19" style:family="paragraph" style:parent-style-name="Standard">
      <style:text-properties fo:color="#000000" style:font-name="Times New Roman" fo:font-size="11pt" fo:font-style="normal" style:text-underline-style="none" style:font-size-asian="11pt" style:font-style-asian="normal" style:font-size-complex="11pt" style:font-style-complex="normal"/>
    </style:style>
    <style:style style:name="P20" style:family="paragraph" style:parent-style-name="Standard">
      <style:text-properties fo:font-variant="normal" fo:text-transform="none" fo:color="#000000" style:font-name="Times New Roman" fo:font-size="11pt" fo:letter-spacing="normal" fo:font-style="normal" style:text-underline-style="none" fo:font-weight="bold" officeooo:rsid="0026811c" officeooo:paragraph-rsid="00259f78" style:font-size-asian="11pt" style:font-style-asian="normal" style:font-weight-asian="bold" style:font-size-complex="11pt" style:font-style-complex="normal" style:font-weight-complex="bold"/>
    </style:style>
    <style:style style:name="T1"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40ea6" fo:background-color="transparent" loext:char-shading-value="0" style:font-size-asian="11pt" style:font-style-asian="normal" style:font-weight-asian="bold" style:font-size-complex="11pt" style:font-style-complex="normal" style:font-weight-complex="bold"/>
    </style:style>
    <style:style style:name="T2" style:family="text">
      <style:text-properties fo:font-variant="normal" fo:text-transform="none" fo:color="#000000" style:font-name="Times New Roman" fo:font-size="11pt" fo:letter-spacing="normal" fo:font-style="normal" style:text-underline-style="none" fo:font-weight="normal" style:font-size-asian="11pt" style:font-style-asian="normal" style:font-size-complex="11pt" style:font-style-complex="normal"/>
    </style:style>
    <style:style style:name="T3"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size-complex="11pt" style:font-style-complex="normal"/>
    </style:style>
    <style:style style:name="T4" style:family="text">
      <style:text-properties fo:font-variant="normal" fo:text-transform="none" fo:color="#000000" style:font-name="Times New Roman" fo:font-size="11pt" fo:letter-spacing="normal" fo:font-style="normal" style:text-underline-style="none" fo:font-weight="normal" officeooo:rsid="00201648" style:font-size-asian="11pt" style:font-style-asian="normal" style:font-size-complex="11pt" style:font-style-complex="normal"/>
    </style:style>
    <style:style style:name="T5" style:family="text">
      <style:text-properties fo:font-variant="normal" fo:text-transform="none" fo:color="#000000" style:font-name="Times New Roman" fo:font-size="11pt" fo:letter-spacing="normal" fo:font-style="normal" style:text-underline-style="none" fo:font-weight="normal" officeooo:rsid="001e0b13" style:font-size-asian="11pt" style:font-style-asian="normal" style:font-size-complex="11pt" style:font-style-complex="normal"/>
    </style:style>
    <style:style style:name="T6" style:family="text">
      <style:text-properties fo:font-variant="normal" fo:text-transform="none" fo:color="#000000" style:font-name="Times New Roman" fo:font-size="11pt" fo:letter-spacing="normal" fo:font-style="normal" style:text-underline-style="none" fo:font-weight="normal" officeooo:rsid="00239c05" style:font-size-asian="11pt" style:font-style-asian="normal" style:font-size-complex="11pt" style:font-style-complex="normal"/>
    </style:style>
    <style:style style:name="T7" style:family="text">
      <style:text-properties fo:font-variant="normal" fo:text-transform="none" fo:color="#000000" style:font-name="Times New Roman" fo:font-size="11pt" fo:letter-spacing="normal" fo:font-style="normal" style:text-underline-style="none" fo:font-weight="normal" officeooo:rsid="001dd780" style:font-size-asian="11pt" style:font-style-asian="normal" style:font-size-complex="11pt" style:font-style-complex="normal"/>
    </style:style>
    <style:style style:name="T8" style:family="text">
      <style:text-properties fo:font-variant="normal" fo:text-transform="none" fo:color="#000000" style:font-name="Times New Roman" fo:font-size="11pt" fo:letter-spacing="normal" fo:font-style="normal" style:text-underline-style="none" fo:font-weight="normal" officeooo:rsid="005d504a" style:font-size-asian="11pt" style:font-style-asian="normal" style:font-size-complex="11pt" style:font-style-complex="normal"/>
    </style:style>
    <style:style style:name="T9" style:family="text">
      <style:text-properties fo:font-variant="normal" fo:text-transform="none" fo:color="#000000" style:font-name="Times New Roman" fo:font-size="11pt" fo:letter-spacing="normal" fo:font-style="normal" style:text-underline-style="none" fo:font-weight="normal" officeooo:rsid="0037629c" style:font-size-asian="11pt" style:font-style-asian="normal" style:font-size-complex="11pt" style:font-style-complex="normal"/>
    </style:style>
    <style:style style:name="T10" style:family="text">
      <style:text-properties fo:font-variant="normal" fo:text-transform="none" fo:color="#000000" style:font-name="Times New Roman" fo:font-size="11pt" fo:letter-spacing="normal" fo:font-style="normal" style:text-underline-style="none" fo:font-weight="normal" officeooo:rsid="001bb149" style:font-size-asian="11pt" style:font-style-asian="normal" style:font-size-complex="11pt" style:font-style-complex="normal"/>
    </style:style>
    <style:style style:name="T11" style:family="text">
      <style:text-properties fo:font-variant="normal" fo:text-transform="none" fo:color="#000000" style:font-name="Times New Roman" fo:font-size="11pt" fo:letter-spacing="normal" fo:font-style="normal" style:text-underline-style="none" fo:font-weight="normal" officeooo:rsid="0014f4ae" style:font-size-asian="11pt" style:font-style-asian="normal" style:font-size-complex="11pt" style:font-style-complex="normal"/>
    </style:style>
    <style:style style:name="T12" style:family="text">
      <style:text-properties fo:font-variant="normal" fo:text-transform="none" fo:color="#000000" style:font-name="Times New Roman" fo:font-size="11pt" fo:letter-spacing="normal" fo:font-style="normal" style:text-underline-style="none" fo:font-weight="normal" officeooo:rsid="00231752" style:font-size-asian="11pt" style:font-style-asian="normal" style:font-size-complex="11pt" style:font-style-complex="normal"/>
    </style:style>
    <style:style style:name="T13" style:family="text">
      <style:text-properties fo:font-variant="normal" fo:text-transform="none" fo:color="#000000" style:font-name="Times New Roman" fo:font-size="11pt" fo:letter-spacing="normal" fo:font-style="normal" style:text-underline-style="none" fo:font-weight="normal" officeooo:rsid="0024b148" style:font-size-asian="11pt" style:font-style-asian="normal" style:font-size-complex="11pt" style:font-style-complex="normal"/>
    </style:style>
    <style:style style:name="T14" style:family="text">
      <style:text-properties fo:font-variant="normal" fo:text-transform="none" fo:color="#000000" style:font-name="Times New Roman" fo:font-size="11pt" fo:letter-spacing="normal" fo:font-style="normal" style:text-underline-style="none" fo:font-weight="normal" officeooo:rsid="000c8c4e" style:font-size-asian="11pt" style:font-style-asian="normal" style:font-size-complex="11pt" style:font-style-complex="normal"/>
    </style:style>
    <style:style style:name="T15" style:family="text">
      <style:text-properties fo:font-variant="normal" fo:text-transform="none" fo:color="#000000" style:font-name="Times New Roman" fo:font-size="11pt" fo:letter-spacing="normal" fo:font-style="normal" style:text-underline-style="none" fo:font-weight="normal" officeooo:rsid="00228f3f" style:font-size-asian="11pt" style:font-style-asian="normal" style:font-size-complex="11pt" style:font-style-complex="normal"/>
    </style:style>
    <style:style style:name="T16" style:family="text">
      <style:text-properties fo:font-variant="normal" fo:text-transform="none" fo:color="#000000" style:font-name="Times New Roman" fo:font-size="11pt" fo:letter-spacing="normal" fo:font-style="normal" style:text-underline-style="none" fo:font-weight="normal" officeooo:rsid="004e9935" style:font-size-asian="11pt" style:font-style-asian="normal" style:font-size-complex="11pt" style:font-style-complex="normal"/>
    </style:style>
    <style:style style:name="T17" style:family="text">
      <style:text-properties fo:font-variant="normal" fo:text-transform="none" fo:color="#000000" style:font-name="Times New Roman" fo:font-size="11pt" fo:letter-spacing="normal" fo:font-style="normal" style:text-underline-style="none" fo:font-weight="normal" officeooo:rsid="00259f78" style:font-size-asian="11pt" style:font-style-asian="normal" style:font-size-complex="11pt" style:font-style-complex="normal"/>
    </style:style>
    <style:style style:name="T18" style:family="text">
      <style:text-properties fo:font-variant="normal" fo:text-transform="none" fo:color="#000000" style:font-name="Times New Roman" fo:font-size="11pt" fo:letter-spacing="normal" fo:font-style="normal" style:text-underline-style="none" fo:font-weight="normal" officeooo:rsid="0026811c" style:font-size-asian="11pt" style:font-style-asian="normal" style:font-size-complex="11pt" style:font-style-complex="normal"/>
    </style:style>
    <style:style style:name="T19" style:family="text">
      <style:text-properties fo:font-variant="normal" fo:text-transform="none" fo:color="#000000" style:font-name="Times New Roman" fo:font-size="11pt" fo:letter-spacing="normal" fo:font-style="normal" style:text-underline-style="none" fo:font-weight="normal" officeooo:rsid="00284655" style:font-size-asian="11pt" style:font-style-asian="normal" style:font-size-complex="11pt" style:font-style-complex="normal"/>
    </style:style>
    <style:style style:name="T20" style:family="text">
      <style:text-properties fo:font-variant="normal" fo:text-transform="none" fo:color="#000000" style:font-name="Times New Roman" fo:font-size="11pt" fo:letter-spacing="normal" fo:font-style="normal" style:text-underline-style="none" fo:font-weight="normal" officeooo:rsid="002afb51" style:font-size-asian="11pt" style:font-style-asian="normal" style:font-size-complex="11pt" style:font-style-complex="normal"/>
    </style:style>
    <style:style style:name="T21" style:family="text">
      <style:text-properties fo:font-variant="normal" fo:text-transform="none" fo:color="#000000" style:font-name="Times New Roman" fo:font-size="11pt" fo:letter-spacing="normal" fo:font-style="normal" style:text-underline-style="none" fo:font-weight="normal" officeooo:rsid="002f7080" style:font-size-asian="11pt" style:font-style-asian="normal" style:font-size-complex="11pt" style:font-style-complex="normal"/>
    </style:style>
    <style:style style:name="T22" style:family="text">
      <style:text-properties fo:font-variant="normal" fo:text-transform="none" fo:color="#000000" style:font-name="Times New Roman" fo:font-size="11pt" fo:letter-spacing="normal" fo:font-style="normal" style:text-underline-style="none" fo:font-weight="normal" officeooo:rsid="005ac4d9" style:font-size-asian="11pt" style:font-style-asian="normal" style:font-size-complex="11pt" style:font-style-complex="normal"/>
    </style:style>
    <style:style style:name="T23" style:family="text">
      <style:text-properties fo:font-variant="normal" fo:text-transform="none" fo:color="#000000" style:font-name="Times New Roman" fo:font-size="11pt" fo:letter-spacing="normal" fo:font-style="normal" style:text-underline-style="none" fo:font-weight="normal" officeooo:rsid="0032b7a3" style:font-size-asian="11pt" style:font-style-asian="normal" style:font-size-complex="11pt" style:font-style-complex="normal"/>
    </style:style>
    <style:style style:name="T24" style:family="text">
      <style:text-properties fo:font-variant="normal" fo:text-transform="none" fo:color="#000000" style:font-name="Times New Roman" fo:font-size="11pt" fo:letter-spacing="normal" fo:font-style="normal" style:text-underline-style="none" fo:font-weight="normal" officeooo:rsid="0034f639" style:font-size-asian="11pt" style:font-style-asian="normal" style:font-size-complex="11pt" style:font-style-complex="normal"/>
    </style:style>
    <style:style style:name="T25" style:family="text">
      <style:text-properties fo:font-variant="normal" fo:text-transform="none" fo:color="#000000" style:font-name="Times New Roman" fo:font-size="11pt" fo:letter-spacing="normal" fo:font-style="normal" style:text-underline-style="none" fo:font-weight="normal" officeooo:rsid="00360298" style:font-size-asian="11pt" style:font-style-asian="normal" style:font-size-complex="11pt" style:font-style-complex="normal"/>
    </style:style>
    <style:style style:name="T26" style:family="text">
      <style:text-properties fo:font-variant="normal" fo:text-transform="none" fo:color="#000000" style:font-name="Times New Roman" fo:font-size="11pt" fo:letter-spacing="normal" fo:font-style="normal" style:text-underline-style="none" fo:font-weight="normal" officeooo:rsid="00201648" style:font-size-asian="11pt" style:font-style-asian="normal" style:font-weight-asian="bold" style:font-size-complex="11pt" style:font-style-complex="normal" style:font-weight-complex="bold"/>
    </style:style>
    <style:style style:name="T27" style:family="text">
      <style:text-properties fo:font-variant="normal" fo:text-transform="none" fo:color="#000000" style:font-name="Times New Roman" fo:font-size="11pt" fo:letter-spacing="normal" fo:font-style="normal" style:text-underline-style="none" fo:font-weight="normal" officeooo:rsid="005d3a36" style:font-size-asian="11pt" style:font-style-asian="normal" style:font-weight-asian="bold" style:font-size-complex="11pt" style:font-style-complex="normal" style:font-weight-complex="bold"/>
    </style:style>
    <style:style style:name="T28"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weight-asian="bold" style:font-size-complex="11pt" style:font-style-complex="normal" style:font-weight-complex="bold"/>
    </style:style>
    <style:style style:name="T29" style:family="text">
      <style:text-properties fo:font-variant="normal" fo:text-transform="none" fo:color="#000000" style:font-name="Times New Roman" fo:font-size="11pt" fo:letter-spacing="normal" fo:font-style="normal" style:text-underline-style="none" fo:font-weight="normal" officeooo:rsid="00201648" fo:background-color="transparent" loext:char-shading-value="0" style:font-size-asian="11pt" style:font-style-asian="normal" style:font-weight-asian="bold" style:font-size-complex="11pt" style:font-style-complex="normal" style:font-weight-complex="bold"/>
    </style:style>
    <style:style style:name="T30" style:family="text">
      <style:text-properties fo:font-variant="normal" fo:text-transform="none" fo:color="#000000" style:font-name="Times New Roman" fo:font-size="11pt" fo:letter-spacing="normal" fo:font-style="normal" style:text-underline-style="none" fo:font-weight="normal" officeooo:rsid="004171b3" fo:background-color="transparent" loext:char-shading-value="0" style:font-size-asian="11pt" style:font-style-asian="normal" style:font-weight-asian="bold" style:font-size-complex="11pt" style:font-style-complex="normal" style:font-weight-complex="bold"/>
    </style:style>
    <style:style style:name="T31" style:family="text">
      <style:text-properties fo:font-variant="normal" fo:text-transform="none" fo:color="#000000" style:font-name="Times New Roman" fo:font-size="11pt" fo:letter-spacing="normal" fo:font-style="normal" style:text-underline-style="none" fo:font-weight="normal" officeooo:rsid="0021aa6f" fo:background-color="transparent" loext:char-shading-value="0" style:font-size-asian="11pt" style:font-style-asian="normal" style:font-weight-asian="bold" style:font-size-complex="11pt" style:font-style-complex="normal" style:font-weight-complex="bold"/>
    </style:style>
    <style:style style:name="T32" style:family="text">
      <style:text-properties fo:font-variant="normal" fo:text-transform="none" fo:color="#000000" style:font-name="Times New Roman" fo:font-size="11pt" fo:letter-spacing="normal" fo:font-style="normal" style:text-underline-style="none" fo:font-weight="normal" officeooo:rsid="002131ff" fo:background-color="transparent" loext:char-shading-value="0" style:font-size-asian="11pt" style:font-style-asian="normal" style:font-weight-asian="bold" style:font-size-complex="11pt" style:font-style-complex="normal" style:font-weight-complex="bold"/>
    </style:style>
    <style:style style:name="T33" style:family="text">
      <style:text-properties fo:font-variant="normal" fo:text-transform="none" fo:color="#000000" style:font-name="Times New Roman" fo:font-size="11pt" fo:letter-spacing="normal" fo:font-style="normal" style:text-underline-style="none" fo:font-weight="normal" officeooo:rsid="0021aa6f" fo:background-color="transparent" loext:char-shading-value="0" style:font-size-asian="11pt" style:font-style-asian="normal" style:font-size-complex="11pt" style:font-style-complex="normal"/>
    </style:style>
    <style:style style:name="T34" style:family="text">
      <style:text-properties fo:font-variant="normal" fo:text-transform="none" fo:color="#000000" style:font-name="Times New Roman" fo:font-size="11pt" fo:letter-spacing="normal" fo:font-style="normal" style:text-underline-style="none" fo:font-weight="normal" officeooo:rsid="00201648" fo:background-color="transparent" loext:char-shading-value="0" style:font-size-asian="11pt" style:font-style-asian="normal" style:font-size-complex="11pt" style:font-style-complex="normal"/>
    </style:style>
    <style:style style:name="T35" style:family="text">
      <style:text-properties fo:font-variant="normal" fo:text-transform="none" fo:color="#000000" style:font-name="Times New Roman" fo:font-size="11pt" fo:letter-spacing="normal" fo:font-style="normal" style:text-underline-style="none" fo:font-weight="normal" officeooo:rsid="001bb149" fo:background-color="transparent" loext:char-shading-value="0" style:font-size-asian="11pt" style:font-style-asian="normal" style:font-size-complex="11pt" style:font-style-complex="normal"/>
    </style:style>
    <style:style style:name="T36" style:family="text">
      <style:text-properties fo:font-variant="normal" fo:text-transform="none" fo:color="#000000" style:font-name="Times New Roman" fo:font-size="11pt" fo:letter-spacing="normal" fo:font-style="normal" style:text-underline-style="none" fo:font-weight="normal" officeooo:rsid="003f91d0" fo:background-color="transparent" loext:char-shading-value="0" style:font-size-asian="11pt" style:font-style-asian="normal" style:font-size-complex="11pt" style:font-style-complex="normal"/>
    </style:style>
    <style:style style:name="T37" style:family="text">
      <style:text-properties fo:font-variant="normal" fo:text-transform="none" fo:color="#000000" style:font-name="Times New Roman" fo:font-size="11pt" fo:letter-spacing="normal" fo:font-style="normal" style:text-underline-style="none" fo:font-weight="normal" officeooo:rsid="002131ff" fo:background-color="transparent" loext:char-shading-value="0" style:font-size-asian="11pt" style:font-style-asian="normal" style:font-size-complex="11pt" style:font-style-complex="normal"/>
    </style:style>
    <style:style style:name="T38" style:family="text">
      <style:text-properties fo:font-variant="normal" fo:text-transform="none" fo:color="#000000" style:font-name="Times New Roman" fo:font-size="11pt" fo:letter-spacing="normal" fo:font-style="normal" style:text-underline-style="none" fo:font-weight="normal" officeooo:rsid="005d3a36" fo:background-color="transparent" loext:char-shading-value="0" style:font-size-asian="11pt" style:font-style-asian="normal" style:font-size-complex="11pt" style:font-style-complex="normal"/>
    </style:style>
    <style:style style:name="T39" style:family="text">
      <style:text-properties fo:font-variant="normal" fo:text-transform="none" fo:color="#000000" style:font-name="Times New Roman" fo:font-size="11pt" fo:letter-spacing="normal" fo:font-style="normal" style:text-underline-style="none" fo:font-weight="normal" officeooo:rsid="00284655"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style:font-name="Times New Roman" fo:font-size="11pt" fo:letter-spacing="normal" fo:font-style="normal" style:text-underline-style="none" fo:font-weight="normal" officeooo:rsid="002afb51"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style:font-name="Times New Roman" fo:font-size="11pt" fo:letter-spacing="normal" fo:font-style="normal" style:text-underline-style="none" fo:font-weight="normal" officeooo:rsid="002bb5fc"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style:font-name="Times New Roman" fo:font-size="11pt" fo:letter-spacing="normal" fo:font-style="normal" style:text-underline-style="none" fo:font-weight="normal" officeooo:rsid="00c250d6"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style:font-name="Times New Roman" fo:font-size="11pt" fo:letter-spacing="normal" fo:font-style="normal" style:text-underline-style="none" fo:font-weight="normal" officeooo:rsid="0032f470"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style:font-name="Times New Roman" fo:font-size="11pt" fo:letter-spacing="normal" fo:font-style="normal" style:text-underline-style="none" fo:font-weight="normal" officeooo:rsid="001e0b13" fo:background-color="transparent" loext:char-shading-value="0" style:font-size-asian="11pt" style:font-style-asian="normal" style:font-size-complex="11pt" style:font-style-complex="normal"/>
    </style:style>
    <style:style style:name="T45" style:family="text">
      <style:text-properties fo:font-variant="normal" fo:text-transform="none" fo:color="#000000" style:font-name="Times New Roman" fo:font-size="11pt" fo:letter-spacing="normal" fo:font-style="normal" style:text-underline-style="none" fo:font-weight="normal" officeooo:rsid="0032b7a3" fo:background-color="transparent" loext:char-shading-value="0" style:font-size-asian="11pt" style:font-style-asian="normal" style:font-size-complex="11pt" style:font-style-complex="normal"/>
    </style:style>
    <style:style style:name="T46" style:family="text">
      <style:text-properties fo:font-variant="normal" fo:text-transform="none" fo:color="#000000" style:font-name="Times New Roman" fo:font-size="11pt" fo:letter-spacing="normal" fo:font-style="normal" style:text-underline-style="none" fo:font-weight="normal" officeooo:rsid="0034e5f0" fo:background-color="transparent" loext:char-shading-value="0" style:font-size-asian="11pt" style:font-style-asian="normal" style:font-size-complex="11pt" style:font-style-complex="normal"/>
    </style:style>
    <style:style style:name="T47" style:family="text">
      <style:text-properties fo:font-variant="normal" fo:text-transform="none" fo:color="#000000" style:font-name="Times New Roman" fo:font-size="11pt" fo:letter-spacing="normal" fo:font-style="normal" style:text-underline-style="none" fo:font-weight="normal" officeooo:rsid="0034f639" fo:background-color="transparent" loext:char-shading-value="0" style:font-size-asian="11pt" style:font-style-asian="normal" style:font-size-complex="11pt" style:font-style-complex="normal"/>
    </style:style>
    <style:style style:name="T48" style:family="text">
      <style:text-properties fo:font-variant="normal" fo:text-transform="none" fo:color="#000000" style:font-name="Times New Roman" fo:font-size="11pt" fo:letter-spacing="normal" fo:font-style="normal" style:text-underline-style="none" fo:font-weight="normal" officeooo:rsid="004c9b57" fo:background-color="transparent" loext:char-shading-value="0" style:font-size-asian="11pt" style:font-style-asian="normal" style:font-size-complex="11pt" style:font-style-complex="normal"/>
    </style:style>
    <style:style style:name="T49" style:family="text">
      <style:text-properties fo:font-variant="normal" fo:text-transform="none" fo:color="#000000" style:font-name="Times New Roman" fo:font-size="11pt" fo:letter-spacing="normal" fo:font-style="normal" style:text-underline-style="none" fo:font-weight="normal" officeooo:rsid="00360298" fo:background-color="transparent" loext:char-shading-value="0" style:font-size-asian="11pt" style:font-style-asian="normal" style:font-size-complex="11pt" style:font-style-complex="normal"/>
    </style:style>
    <style:style style:name="T50" style:family="text">
      <style:text-properties fo:font-variant="normal" fo:text-transform="none" fo:color="#000000" style:font-name="Times New Roman" fo:font-size="11pt" fo:letter-spacing="normal" fo:font-style="normal" style:text-underline-style="none" fo:font-weight="normal" officeooo:rsid="0038dbc6" fo:background-color="transparent" loext:char-shading-value="0" style:font-size-asian="11pt" style:font-style-asian="normal" style:font-size-complex="11pt" style:font-style-complex="normal"/>
    </style:style>
    <style:style style:name="T51" style:family="text">
      <style:text-properties fo:font-variant="normal" fo:text-transform="none" fo:color="#000000" style:font-name="Times New Roman" fo:font-size="11pt" fo:letter-spacing="normal" fo:font-style="normal" style:text-underline-style="none" fo:font-weight="normal" officeooo:rsid="004c9b57" fo:background-color="transparent" loext:char-shading-value="0" style:font-size-asian="11pt" style:font-style-asian="normal" style:font-weight-asian="normal" style:font-size-complex="11pt" style:font-style-complex="normal" style:font-weight-complex="normal"/>
    </style:style>
    <style:style style:name="T52" style:family="text">
      <style:text-properties fo:font-variant="normal" fo:text-transform="none" fo:color="#000000" style:font-name="Times New Roman" fo:font-size="11pt" fo:letter-spacing="normal" fo:font-style="normal" style:text-underline-style="none" fo:font-weight="normal" officeooo:rsid="0038dbc6"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font-variant="normal" fo:text-transform="none" fo:color="#000000" style:font-name="Times New Roman" fo:font-size="11pt" fo:letter-spacing="normal" fo:font-style="normal" style:text-underline-style="none" fo:font-weight="normal" officeooo:rsid="0037da21"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style:font-name="Times New Roman" fo:font-size="11pt" fo:letter-spacing="normal" fo:font-style="normal" style:text-underline-style="none" fo:font-weight="normal" officeooo:rsid="005d3a36"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color="#000000" style:font-name="Times New Roman" fo:font-size="11pt" fo:letter-spacing="normal" fo:font-style="normal" style:text-underline-style="none" fo:font-weight="bold" officeooo:rsid="005d3a36" fo:background-color="transparent" loext:char-shading-value="0" style:font-size-asian="11pt" style:font-style-asian="normal" style:font-weight-asian="bold" style:font-size-complex="11pt" style:font-style-complex="normal" style:font-weight-complex="bold"/>
    </style:style>
    <style:style style:name="T56"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bold" style:font-size-complex="11pt" style:font-style-complex="normal" style:font-weight-complex="bold"/>
    </style:style>
    <style:style style:name="T57" style:family="text">
      <style:text-properties fo:font-variant="normal" fo:text-transform="none" fo:color="#000000" style:font-name="Times New Roman" fo:font-size="11pt" fo:letter-spacing="normal" fo:language="fr" fo:country="FR" fo:font-style="normal" style:text-underline-style="none" fo:font-weight="normal" officeooo:rsid="0046c6d3" fo:background-color="transparent" loext:char-shading-value="0" style:font-size-asian="11pt" style:font-style-asian="normal" style:font-weight-asian="bold" style:font-size-complex="11pt" style:font-style-complex="normal" style:font-weight-complex="bold"/>
    </style:style>
    <style:style style:name="T58" style:family="text">
      <style:text-properties fo:font-variant="normal" fo:text-transform="none" fo:color="#000000" style:font-name="Times New Roman" fo:font-size="11pt" fo:letter-spacing="normal" fo:language="fr" fo:country="FR" fo:font-style="normal" style:text-underline-style="none" fo:font-weight="normal" officeooo:rsid="0032b7a3" fo:background-color="transparent" loext:char-shading-value="0" style:font-size-asian="11pt" style:font-style-asian="normal" style:font-weight-asian="bold" style:font-size-complex="11pt" style:font-style-complex="normal" style:font-weight-complex="bold"/>
    </style:style>
    <style:style style:name="T59"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60" style:family="text">
      <style:text-properties fo:font-variant="normal" fo:text-transform="none" fo:color="#000000" style:font-name="Times New Roman" fo:font-size="11pt" fo:letter-spacing="normal" fo:language="fr" fo:country="FR" fo:font-style="normal" style:text-underline-style="none" fo:font-weight="normal" officeooo:rsid="0013b095" fo:background-color="transparent" loext:char-shading-value="0" style:font-size-asian="11pt" style:font-style-asian="normal" style:font-size-complex="11pt" style:font-style-complex="normal"/>
    </style:style>
    <style:style style:name="T61" style:family="text">
      <style:text-properties fo:font-variant="normal" fo:text-transform="none" fo:color="#000000" style:font-name="Times New Roman" fo:font-size="11pt" fo:letter-spacing="normal" fo:language="fr" fo:country="FR" fo:font-style="normal" style:text-underline-style="none" fo:font-weight="normal" officeooo:rsid="0011bb03" fo:background-color="transparent" loext:char-shading-value="0" style:font-size-asian="11pt" style:font-style-asian="normal" style:font-size-complex="11pt" style:font-style-complex="normal"/>
    </style:style>
    <style:style style:name="T62" style:family="text">
      <style:text-properties fo:font-variant="normal" fo:text-transform="none" fo:color="#000000" style:font-name="Times New Roman" fo:font-size="11pt" fo:letter-spacing="normal" fo:language="fr" fo:country="FR" fo:font-style="normal" style:text-underline-style="none" fo:font-weight="normal" officeooo:rsid="002afb51" fo:background-color="transparent" loext:char-shading-value="0" style:font-size-asian="11pt" style:font-style-asian="normal" style:font-size-complex="11pt" style:font-style-complex="normal"/>
    </style:style>
    <style:style style:name="T63" style:family="text">
      <style:text-properties fo:font-variant="normal" fo:text-transform="none" fo:color="#000000" style:font-name="Times New Roman" fo:font-size="11pt" fo:letter-spacing="normal" fo:language="fr" fo:country="FR" fo:font-style="normal" style:text-underline-style="none" fo:font-weight="normal" officeooo:rsid="002d99e0" fo:background-color="transparent" loext:char-shading-value="0" style:font-size-asian="11pt" style:font-style-asian="normal" style:font-size-complex="11pt" style:font-style-complex="normal"/>
    </style:style>
    <style:style style:name="T64"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font-name="Times New Roman" fo:font-size="11pt" fo:letter-spacing="normal" fo:language="fr" fo:country="FR" fo:font-style="normal" style:text-underline-style="none" fo:font-weight="bold" officeooo:rsid="00693eb4" fo:background-color="transparent" loext:char-shading-value="0" style:font-size-asian="11pt" style:font-style-asian="normal" style:font-weight-asian="bold" style:font-size-complex="11pt" style:font-style-complex="normal" style:font-weight-complex="bold"/>
    </style:style>
    <style:style style:name="T66" style:family="text">
      <style:text-properties fo:font-variant="normal" fo:text-transform="none" fo:color="#000000" style:font-name="Times New Roman" fo:font-size="11pt" fo:letter-spacing="normal" fo:language="fr" fo:country="FR" fo:font-style="italic" style:text-underline-style="none" fo:font-weight="normal" officeooo:rsid="00693eb4" fo:background-color="transparent" loext:char-shading-value="0" style:font-size-asian="11pt" style:font-style-asian="italic" style:font-size-complex="11pt" style:font-style-complex="italic"/>
    </style:style>
    <style:style style:name="T67" style:family="text">
      <style:text-properties fo:font-variant="normal" fo:text-transform="none" fo:color="#000000" style:font-name="Times New Roman" fo:font-size="11pt" fo:letter-spacing="normal" fo:language="fr" fo:country="FR" fo:font-style="italic" style:text-underline-style="none" fo:font-weight="normal" officeooo:rsid="0038dbc6" fo:background-color="transparent" loext:char-shading-value="0" style:font-size-asian="11pt" style:font-style-asian="italic" style:font-size-complex="11pt" style:font-style-complex="italic"/>
    </style:style>
    <style:style style:name="T68" style:family="text">
      <style:text-properties fo:font-variant="normal" fo:text-transform="none" fo:color="#000000" style:font-name="Times New Roman" fo:font-size="11pt" fo:letter-spacing="normal" fo:language="fr" fo:country="FR" fo:font-style="italic" style:text-underline-style="none" fo:font-weight="normal" officeooo:rsid="00693eb4" fo:background-color="transparent" loext:char-shading-value="0" style:font-size-asian="11pt" style:font-style-asian="italic" style:font-weight-asian="normal" style:font-size-complex="11pt" style:font-style-complex="italic" style:font-weight-complex="normal"/>
    </style:style>
    <style:style style:name="T69" style:family="text">
      <style:text-properties fo:font-variant="normal" fo:text-transform="none" fo:color="#000000" style:font-name="Times New Roman" fo:font-size="11pt" fo:letter-spacing="normal" fo:language="fr" fo:country="FR" fo:font-style="italic" style:text-underline-style="none" fo:font-weight="normal" officeooo:rsid="0038dbc6" fo:background-color="transparent" loext:char-shading-value="0" style:font-size-asian="11pt" style:font-style-asian="italic" style:font-weight-asian="normal" style:font-size-complex="11pt" style:font-style-complex="italic" style:font-weight-complex="normal"/>
    </style:style>
    <style:style style:name="T70" style:family="text">
      <style:text-properties fo:font-variant="normal" fo:text-transform="none" fo:color="#000000" style:font-name="Times New Roman" fo:font-size="11pt" fo:letter-spacing="normal" style:text-underline-style="none" fo:font-weight="normal" officeooo:rsid="001e0b13" style:font-size-asian="11pt" style:font-size-complex="11pt"/>
    </style:style>
    <style:style style:name="T71" style:family="text">
      <style:text-properties fo:font-variant="normal" fo:text-transform="none" fo:color="#000000" style:font-name="Times New Roman" fo:font-size="11pt" fo:letter-spacing="normal" fo:font-style="italic" style:text-underline-style="none" fo:font-weight="normal" officeooo:rsid="004c9b57" fo:background-color="transparent" loext:char-shading-value="0" style:font-size-asian="11pt" style:font-style-asian="italic" style:font-size-complex="11pt" style:font-style-complex="italic"/>
    </style:style>
    <style:style style:name="T72" style:family="text">
      <style:text-properties fo:font-variant="normal" fo:text-transform="none" fo:color="#000000" style:font-name="Times New Roman" fo:font-size="11pt" fo:letter-spacing="normal" fo:font-style="italic" style:text-underline-style="none" fo:font-weight="normal" officeooo:rsid="0032b7a3" fo:background-color="transparent" loext:char-shading-value="0" style:font-size-asian="11pt" style:font-style-asian="italic" style:font-size-complex="11pt" style:font-style-complex="italic"/>
    </style:style>
    <style:style style:name="T73" style:family="text">
      <style:text-properties fo:font-variant="normal" fo:text-transform="none" fo:color="#000000" style:font-name="Times New Roman" fo:font-size="11pt" fo:letter-spacing="normal" fo:font-style="italic" style:text-underline-style="none" fo:font-weight="normal" style:font-size-asian="11pt" style:font-style-asian="italic" style:font-size-complex="11pt" style:font-style-complex="italic"/>
    </style:style>
    <style:style style:name="T74" style:family="text">
      <style:text-properties fo:font-variant="normal" fo:text-transform="none" fo:color="#000000" style:font-name="Times New Roman" fo:font-size="11pt" fo:letter-spacing="normal" fo:font-style="italic" style:text-underline-style="none" fo:font-weight="normal" officeooo:rsid="00239c05" style:font-size-asian="11pt" style:font-style-asian="italic" style:font-size-complex="11pt" style:font-style-complex="italic"/>
    </style:style>
    <style:style style:name="T75" style:family="text">
      <style:text-properties fo:font-variant="normal" fo:text-transform="none" fo:color="#000000" style:font-name="Times New Roman" fo:font-size="11pt" fo:letter-spacing="normal" fo:font-style="italic" style:text-underline-style="none" fo:font-weight="normal" officeooo:rsid="0038dbc6" style:font-size-asian="11pt" style:font-style-asian="italic" style:font-size-complex="11pt" style:font-style-complex="italic"/>
    </style:style>
    <style:style style:name="T76" style:family="text">
      <style:text-properties fo:font-variant="normal" fo:text-transform="none" fo:letter-spacing="normal"/>
    </style:style>
    <style:style style:name="T77" style:family="text">
      <style:text-properties fo:font-variant="normal" fo:text-transform="none" fo:letter-spacing="normal" officeooo:rsid="000a6148" style:font-weight-asian="normal" style:font-weight-complex="normal"/>
    </style:style>
    <style:style style:name="T78" style:family="text">
      <style:text-properties fo:font-variant="normal" fo:text-transform="none" fo:letter-spacing="normal" officeooo:rsid="00228f3f" style:font-weight-asian="normal" style:font-weight-complex="normal"/>
    </style:style>
    <style:style style:name="T79" style:family="text">
      <style:text-properties fo:font-variant="normal" fo:text-transform="none" fo:letter-spacing="normal" officeooo:rsid="002afb51" style:font-weight-asian="normal" style:font-weight-complex="normal"/>
    </style:style>
    <style:style style:name="T80" style:family="text">
      <style:text-properties fo:font-variant="normal" fo:text-transform="none" fo:letter-spacing="normal" officeooo:rsid="004e9935"/>
    </style:style>
    <style:style style:name="T81" style:family="text">
      <style:text-properties fo:font-variant="normal" fo:text-transform="none" fo:letter-spacing="normal" officeooo:rsid="00396e20"/>
    </style:style>
    <style:style style:name="T82"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3f91d0" fo:background-color="transparent" loext:char-shading-value="0" style:font-size-asian="11pt" style:font-style-asian="normal" style:font-weight-asian="bold" style:font-size-complex="11pt" style:font-style-complex="normal" style:font-weight-complex="bold"/>
    </style:style>
    <style:style style:name="T83"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151a60" fo:background-color="transparent" loext:char-shading-value="0" style:font-size-asian="11pt" style:font-style-asian="normal" style:font-weight-asian="bold" style:font-size-complex="11pt" style:font-style-complex="normal" style:font-weight-complex="bold"/>
    </style:style>
    <style:style style:name="T84"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3111f5" fo:background-color="transparent" loext:char-shading-value="0" style:font-size-asian="11pt" style:font-style-asian="normal" style:font-weight-asian="bold" style:font-size-complex="11pt" style:font-style-complex="normal" style:font-weight-complex="bold"/>
    </style:style>
    <style:style style:name="T85" style:family="text">
      <style:text-properties fo:font-variant="normal" fo:text-transform="none" fo:color="#3465a4"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fo:color="#3465a4" style:font-name="Times New Roman" fo:font-size="11pt" fo:letter-spacing="normal" fo:language="fr" fo:country="FR" fo:font-style="normal" style:text-underline-style="none" fo:font-weight="normal" officeooo:rsid="00201648"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color="#000000" style:font-name="Times New Roman" fo:font-size="11pt" fo:font-style="normal" style:text-underline-style="none" style:font-size-asian="11pt" style:font-style-asian="normal" style:font-size-complex="11pt" style:font-style-complex="normal"/>
    </style:style>
    <style:style style:name="T88" style:family="text">
      <style:text-properties fo:color="#000000" style:font-name="Times New Roman" fo:font-size="11pt" fo:font-style="normal" style:text-underline-style="none" officeooo:rsid="000c8c4e" style:font-size-asian="11pt" style:font-style-asian="normal" style:font-size-complex="11pt" style:font-style-complex="normal"/>
    </style:style>
    <style:style style:name="T89" style:family="text">
      <style:text-properties fo:color="#000000" style:font-name="Times New Roman" fo:font-size="11pt" fo:font-style="normal" style:text-underline-style="none" officeooo:rsid="001dd780" style:font-size-asian="11pt" style:font-style-asian="normal" style:font-size-complex="11pt" style:font-style-complex="normal"/>
    </style:style>
    <style:style style:name="T90" style:family="text">
      <style:text-properties fo:color="#000000" style:font-name="Times New Roman" fo:font-size="11pt" fo:font-style="normal" style:text-underline-style="none" officeooo:rsid="0026451b" style:font-size-asian="11pt" style:font-style-asian="normal" style:font-size-complex="11pt" style:font-style-complex="normal"/>
    </style:style>
    <style:style style:name="T91" style:family="text">
      <style:text-properties fo:color="#000000" style:font-name="Times New Roman" fo:font-size="11pt" fo:font-style="normal" style:text-underline-style="none" officeooo:rsid="002131ff" style:font-size-asian="11pt" style:font-style-asian="normal" style:font-size-complex="11pt" style:font-style-complex="normal"/>
    </style:style>
    <style:style style:name="T92" style:family="text">
      <style:text-properties fo:color="#000000" style:font-name="Times New Roman" fo:font-size="11pt" fo:font-style="normal" style:text-underline-style="none" officeooo:rsid="0021aa6f" style:font-size-asian="11pt" style:font-style-asian="normal" style:font-size-complex="11pt" style:font-style-complex="normal"/>
    </style:style>
    <style:style style:name="T93" style:family="text">
      <style:text-properties fo:color="#000000" style:font-name="Times New Roman" fo:font-size="11pt" fo:font-style="normal" style:text-underline-style="none" officeooo:rsid="00231752" style:font-size-asian="11pt" style:font-style-asian="normal" style:font-size-complex="11pt" style:font-style-complex="normal"/>
    </style:style>
    <style:style style:name="T94" style:family="text">
      <style:text-properties fo:color="#000000" style:font-name="Times New Roman" fo:font-size="11pt" fo:font-style="normal" style:text-underline-style="none" officeooo:rsid="002afb51" style:font-size-asian="11pt" style:font-style-asian="normal" style:font-size-complex="11pt" style:font-style-complex="normal"/>
    </style:style>
    <style:style style:name="T95" style:family="text">
      <style:text-properties fo:color="#000000" style:font-name="Times New Roman" fo:font-size="11pt" fo:font-style="normal" style:text-underline-style="none" officeooo:rsid="00367dab" style:font-size-asian="11pt" style:font-style-asian="normal" style:font-size-complex="11pt" style:font-style-complex="normal"/>
    </style:style>
    <style:style style:name="T96" style:family="text">
      <style:text-properties fo:color="#000000" style:font-name="Times New Roman" fo:font-size="11pt" fo:font-style="normal" style:text-underline-style="none" officeooo:rsid="0038dbc6" style:font-size-asian="11pt" style:font-style-asian="normal" style:font-size-complex="11pt" style:font-style-complex="normal"/>
    </style:style>
    <style:style style:name="T97" style:family="text">
      <style:text-properties fo:color="#000000" style:font-name="Times New Roman" fo:font-size="11pt" fo:font-style="normal" style:text-underline-style="none" officeooo:rsid="00396e20" style:font-size-asian="11pt" style:font-style-asian="normal" style:font-size-complex="11pt" style:font-style-complex="normal"/>
    </style:style>
    <style:style style:name="T98" style:family="text">
      <style:text-properties fo:color="#000000" style:font-name="Times New Roman" fo:font-size="11pt" fo:font-style="normal" style:text-underline-style="none" officeooo:rsid="0028ab03" style:font-size-asian="11pt" style:font-style-asian="normal" style:font-size-complex="11pt" style:font-style-complex="normal"/>
    </style:style>
    <style:style style:name="T99" style:family="text">
      <style:text-properties fo:color="#000000" style:font-name="Times New Roman" fo:font-size="11pt" fo:font-style="normal" style:text-underline-style="none" fo:font-weight="normal" officeooo:rsid="002afb51" style:font-size-asian="11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101" style:family="text">
      <style:text-properties fo:color="#000000" style:font-name="Times New Roman" fo:font-size="11pt" fo:font-style="normal" style:text-underline-style="none" fo:font-weight="bold" officeooo:rsid="0026811c" style:font-size-asian="11pt" style:font-style-asian="normal" style:font-weight-asian="bold" style:font-size-complex="11pt" style:font-style-complex="normal" style:font-weight-complex="bold"/>
    </style:style>
    <style:style style:name="T102" style:family="text">
      <style:text-properties fo:color="#000000" style:font-name="Times New Roman" fo:font-size="11pt" fo:font-style="normal" style:text-underline-style="none" fo:font-weight="bold" officeooo:rsid="00367dab" style:font-size-asian="11pt" style:font-style-asian="normal" style:font-weight-asian="bold" style:font-size-complex="11pt" style:font-style-complex="normal" style:font-weight-complex="bold"/>
    </style:style>
    <style:style style:name="T103" style:family="text">
      <style:text-properties fo:color="#000000" style:font-name="Times New Roman" fo:font-size="11pt" fo:font-style="normal" style:text-underline-style="none" fo:font-weight="bold" officeooo:rsid="00396e20" style:font-size-asian="11pt" style:font-style-asian="normal" style:font-weight-asian="bold" style:font-size-complex="11pt" style:font-style-complex="normal" style:font-weight-complex="bold"/>
    </style:style>
    <style:style style:name="T104" style:family="text">
      <style:text-properties fo:color="#000000" style:font-name="Times New Roman" fo:font-size="11pt" style:text-underline-style="none" officeooo:rsid="003968b3" style:font-size-asian="11pt" style:font-size-complex="11pt"/>
    </style:style>
    <style:style style:name="T105" style:family="text">
      <style:text-properties fo:color="#000000" style:font-name="Times New Roman" fo:font-size="11pt" fo:font-style="italic" style:text-underline-style="none" style:font-size-asian="11pt" style:font-style-asian="italic" style:font-size-complex="11pt" style:font-style-complex="italic"/>
    </style:style>
    <style:style style:name="T106" style:family="text">
      <style:text-properties fo:color="#000000" style:font-name="Times New Roman" fo:font-size="11pt" fo:font-style="italic" style:text-underline-style="none" officeooo:rsid="0026451b" style:font-size-asian="11pt" style:font-style-asian="italic" style:font-size-complex="11pt" style:font-style-complex="italic"/>
    </style:style>
    <style:style style:name="T107" style:family="text">
      <style:text-properties fo:color="#000000" style:font-name="Times New Roman" fo:font-size="11pt" fo:font-style="italic" style:text-underline-style="none" officeooo:rsid="0021aa6f" style:font-size-asian="11pt" style:font-style-asian="italic" style:font-size-complex="11pt" style:font-style-complex="italic"/>
    </style:style>
    <style:style style:name="T108" style:family="text">
      <style:text-properties officeooo:rsid="000df8de"/>
    </style:style>
    <style:style style:name="T109" style:family="text">
      <style:text-properties officeooo:rsid="00201648"/>
    </style:style>
    <style:style style:name="T110" style:family="text">
      <style:text-properties officeooo:rsid="0021aa6f"/>
    </style:style>
    <style:style style:name="T111" style:family="text">
      <style:text-properties fo:font-weight="normal" style:font-weight-asian="normal" style:font-weight-complex="normal"/>
    </style:style>
    <style:style style:name="T112" style:family="text">
      <style:text-properties officeooo:rsid="00286af3"/>
    </style:style>
    <style:style style:name="T113" style:family="text">
      <style:text-properties officeooo:rsid="00273b05"/>
    </style:style>
    <style:style style:name="T114" style:family="text">
      <style:text-properties fo:font-weight="bold" style:font-weight-asian="bold" style:font-weight-complex="bold"/>
    </style:style>
    <style:style style:name="T115" style:family="text">
      <style:text-properties officeooo:rsid="001cc85b"/>
    </style:style>
    <style:style style:name="T116" style:family="text">
      <style:text-properties officeooo:rsid="00228f3f"/>
    </style:style>
    <style:style style:name="T117" style:family="text">
      <style:text-properties officeooo:rsid="004fe1a2"/>
    </style:style>
    <style:style style:name="T118" style:family="text">
      <style:text-properties officeooo:rsid="0022f67a"/>
    </style:style>
    <style:style style:name="T119" style:family="text">
      <style:text-properties officeooo:rsid="00231752"/>
    </style:style>
    <style:style style:name="T120" style:family="text">
      <style:text-properties officeooo:rsid="0024b148"/>
    </style:style>
    <style:style style:name="T121" style:family="text">
      <style:text-properties fo:background-color="transparent" loext:char-shading-value="0" style:font-weight-asian="normal" style:font-weight-complex="normal"/>
    </style:style>
    <style:style style:name="T122" style:family="text">
      <style:text-properties officeooo:rsid="0022f67a" fo:background-color="transparent" loext:char-shading-value="0" style:font-weight-asian="normal" style:font-weight-complex="normal"/>
    </style:style>
    <style:style style:name="T123" style:family="text">
      <style:text-properties officeooo:rsid="00231752" fo:background-color="transparent" loext:char-shading-value="0" style:font-weight-asian="normal" style:font-weight-complex="normal"/>
    </style:style>
    <style:style style:name="T124" style:family="text">
      <style:text-properties officeooo:rsid="00259f78" fo:background-color="transparent" loext:char-shading-value="0" style:font-weight-asian="normal" style:font-weight-complex="normal"/>
    </style:style>
    <style:style style:name="T125" style:family="text">
      <style:text-properties officeooo:rsid="002afb51" fo:background-color="transparent" loext:char-shading-value="0" style:font-weight-asian="normal" style:font-weight-complex="normal"/>
    </style:style>
    <style:style style:name="T126" style:family="text">
      <style:text-properties officeooo:rsid="000c8c4e"/>
    </style:style>
    <style:style style:name="T127" style:family="text">
      <style:text-properties officeooo:rsid="001bb149"/>
    </style:style>
    <style:style style:name="T128" style:family="text">
      <style:text-properties officeooo:rsid="000da3f7"/>
    </style:style>
    <style:style style:name="T129" style:family="text">
      <style:text-properties style:text-underline-style="none" fo:font-weight="bold" officeooo:rsid="00259f78" style:font-weight-asian="bold" style:font-weight-complex="bold"/>
    </style:style>
    <style:style style:name="T130" style:family="text">
      <style:text-properties fo:color="#3465a4"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131" style:family="text">
      <style:text-properties fo:color="#3465a4" style:font-name="Times New Roman" fo:font-size="11pt" fo:font-style="normal" style:text-underline-style="none" fo:font-weight="normal" officeooo:rsid="00201648" style:font-size-asian="11pt" style:font-style-asian="normal" style:font-weight-asian="normal" style:font-size-complex="11pt" style:font-style-complex="normal" style:font-weight-complex="normal"/>
    </style:style>
    <style:style style:name="T132" style:family="text">
      <style:text-properties fo:color="#3465a4" style:font-name="Times New Roman" fo:font-size="11pt" fo:font-style="normal" style:text-underline-style="none" fo:font-weight="normal" officeooo:rsid="002afb51" style:font-size-asian="11pt" style:font-style-asian="normal" style:font-weight-asian="normal" style:font-size-complex="11pt" style:font-style-complex="normal" style:font-weight-complex="normal"/>
    </style:style>
    <style:style style:name="T133" style:family="text">
      <style:text-properties fo:color="#3465a4"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4" style:family="text">
      <style:text-properties fo:color="#3465a4" style:font-name="Times New Roman" fo:font-size="11pt" fo:font-style="normal" style:text-underline-style="solid" style:text-underline-width="auto" style:text-underline-color="font-color" fo:font-weight="bold" officeooo:rsid="00396e20" style:font-size-asian="11pt" style:font-style-asian="normal" style:font-weight-asian="bold" style:font-size-complex="11pt" style:font-style-complex="normal" style:font-weight-complex="bold"/>
    </style:style>
    <style:style style:name="T135" style:family="text">
      <style:text-properties officeooo:rsid="0026811c"/>
    </style:style>
    <style:style style:name="T136" style:family="text">
      <style:text-properties officeooo:rsid="00284655"/>
    </style:style>
    <style:style style:name="T137" style:family="text">
      <style:text-properties fo:color="#729fcf"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138" style:family="text">
      <style:text-properties officeooo:rsid="00367dab"/>
    </style:style>
    <style:style style:name="T139" style:family="text">
      <style:text-properties fo:font-style="italic" officeooo:rsid="00286af3" style:font-style-asian="italic" style:font-style-complex="italic"/>
    </style:style>
    <style:style style:name="T140"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0_24932335911"/>I.<text:tab/>Introduction :</text:p>
      <text:p text:style-name="P1"><text:tab/><text:tab/><text:tab/><text:span text:style-name="T112">I.1<text:tab/>L’hôte </text:span><text:span text:style-name="T139">D. alata</text:span></text:p>
      <text:p text:style-name="P1"><text:span text:style-name="T113"><text:tab/><text:tab/><text:tab/>I.2<text:tab/>Les </text:span>pathogène<text:span text:style-name="T110">s :</text:span> <text:span text:style-name="T139">C. gloeosporioides</text:span><text:span text:style-name="T112"> </text:span><text:bookmark-end text:name="__DdeLink__0_24932335911"/><text:span text:style-name="T112">et les virus</text:span></text:p>
      <text:p text:style-name="P1">II. <text:tab/>Matériels <text:span text:style-name="T117">et Méthodes</text:span></text:p>
      <text:p text:style-name="P1"><text:span text:style-name="T117"><text:tab/>II.1 Détection de C. alatae par la technique LAMP</text:span> :</text:p>
      <text:p text:style-name="P1"><text:span text:style-name="T111"><text:tab/></text:span><text:tab/><text:tab/><text:span text:style-name="T112">II.</text:span>1.<text:span text:style-name="T138">1</text:span><text:tab/>Déclaration d'éthique</text:p>
      <text:p text:style-name="P1"><text:tab/><text:tab/><text:tab/><text:span text:style-name="T112">II.1.2</text:span><text:tab/>Alignement de<text:span text:style-name="T112">s </text:span>séquences </text:p>
      <text:p text:style-name="P1"><text:tab/><text:tab/><text:tab/><text:span text:style-name="T112">II.1.3</text:span><text:tab/>Conception d<text:span text:style-name="T112">es </text:span>amorces </text:p>
      <text:p text:style-name="P1"><text:tab/><text:tab/><text:tab/><text:span text:style-name="T112">II.1.4</text:span><text:tab/><text:span text:style-name="T113">Mise en </text:span><text:s/>culture des souches <text:span text:style-name="T112">fongiques</text:span></text:p>
      <text:p text:style-name="P1"><text:span text:style-name="T115"><text:tab/><text:tab/><text:tab/>II.1.5<text:tab/></text:span>Extraction d'ADN </text:p>
      <text:p text:style-name="P1"><text:span text:style-name="T115"><text:tab/><text:tab/><text:tab/>II.1.6<text:tab/>Techniqu</text:span>e LAMP</text:p>
      <text:p text:style-name="Standard"><text:span text:style-name="T87"><text:tab/><text:tab/><text:tab/></text:span><text:span text:style-name="T98">II.1.7 <text:tab/>Tests de spécificité et de sensibilité </text:span></text:p>
      <text:p text:style-name="P18"><text:span text:style-name="Emphasis"><text:span text:style-name="T95"><text:tab/>II.</text:span></text:span><text:span text:style-name="Emphasis"><text:span text:style-name="T87">2. </text:span></text:span><text:span text:style-name="Emphasis"><text:span text:style-name="T97">Recherche de virus par la technique </text:span></text:span><text:span text:style-name="Emphasis"><text:span text:style-name="T87">qPCR :…</text:span></text:span></text:p>
      <text:p text:style-name="P18"><text:span text:style-name="Emphasis"><text:span text:style-name="T97"/></text:span></text:p>
      <text:p text:style-name="P18"><text:span text:style-name="Emphasis"><text:span text:style-name="T103">I. <text:tab/>Introduction :</text:span></text:span></text:p>
      <text:p text:style-name="P18"><text:span text:style-name="T134">I.1 </text:span><text:span text:style-name="T133">L’hôte :</text:span></text:p>
      <text:p text:style-name="P1"><text:span text:style-name="T77"><text:tab/>Dioscorea alata, </text:span><text:span text:style-name="T78">ou communément appelée</text:span><text:span text:style-name="T77"> </text:span><text:span text:style-name="T78">l</text:span><text:span text:style-name="T77">'igname ailée, </text:span><text:span text:style-name="T78">la </text:span><text:span text:style-name="T77">grande igname, </text:span><text:span text:style-name="T78">la </text:span><text:span text:style-name="T77">cambarre </text:span><text:span text:style-name="T78">ou encore l’igname d’eau, e</text:span><text:span text:style-name="T77">st une </text:span><text:span text:style-name="T78">espèce </text:span><text:span text:style-name="T77">de plante</text:span><text:span text:style-name="T79">s</text:span><text:span text:style-name="T77"> du genre </text:span><text:span text:style-name="T78">Dioscorea </text:span><text:span text:style-name="T77">et de la famille des </text:span><text:span text:style-name="T78">Dioscoreaceae. </text:span></text:p>
      <text:p text:style-name="P1"><text:span text:style-name="T120"><text:tab/>Dioscorea alata est l’espèce d’igname la plus cultivée, elle est <text:s/></text:span>lianescente <text:span text:style-name="T120">et posséde un tubercule comestible à chair blanche ou jaune-crèm</text:span>e.</text:p>
      <text:p text:style-name="P1"><text:bookmark-start text:name="__DdeLink__1372_3713940307"/>L’igname Dioscorea alata, Dioscoreaceae,<text:span text:style-name="T119"> </text:span>constitue la base de l’alimentation d<text:span text:style-name="T116">e</text:span> beaucoup de pays tropicaux <text:span text:style-name="T108">et subtropicaux </text:span><text:bookmark-end text:name="__DdeLink__1372_3713940307"/><text:span text:style-name="T108">et est cultivée de façon traditionnelle principalement en Inde, en Asie du Sud-Est, à Madagascar et à l'île de la Réunion.</text:span></text:p>
      <text:p text:style-name="P1"><text:span text:style-name="T120">C’</text:span>est la quatrième plante<text:span text:style-name="T118"> </text:span>à tubercule <text:span text:style-name="T119">la plus cultivée </text:span>dans le monde après la pomme-de-terre, le manioc et la patate douce. <text:span text:style-name="T122">Près de </text:span><text:span text:style-name="T121">6000 t/an </text:span><text:span text:style-name="T122">sont </text:span><text:span text:style-name="T121">cultivé</text:span><text:span text:style-name="T125">e</text:span><text:span text:style-name="T121">s en Guadeloupe par</text:span><text:span text:style-name="T123"> </text:span><text:span text:style-name="T121">25% des agriculteurs, </text:span><text:span text:style-name="T123">ce qui en fait un </text:span><text:span text:style-name="T121">enjeu majeur </text:span><text:span text:style-name="T124">en terme</text:span><text:span text:style-name="T121"> d'autosuffisance alimentaire. </text:span><text:span text:style-name="T125">En Guadeloupe, e</text:span><text:span text:style-name="T123">lle se place au troisième rang des plantes </text:span><text:span text:style-name="T124">les plus </text:span><text:span text:style-name="T123">cultivées</text:span><text:span text:style-name="T121"> après la canne à sucre et la banane. Par ailleurs, c'est la première culture vivrière de Guadeloupe.</text:span></text:p>
      <text:p text:style-name="P8"><text:span text:style-name="Emphasis"><text:span text:style-name="T87"><text:tab/></text:span></text:span><text:bookmark-start text:name="__DdeLink__34455_4132663396"/><text:span text:style-name="Emphasis"><text:span text:style-name="T87">Les ignames </text:span></text:span><text:span text:style-name="Emphasis"><text:span text:style-name="T93">D.alata représentent alors </text:span></text:span><text:span text:style-name="Emphasis"><text:span text:style-name="T87">une grande importance économique et alimentaire dans les régions tropicales des pays en</text:span></text:span><text:bookmark-end text:name="__DdeLink__34455_4132663396"/><text:span text:style-name="Emphasis"><text:span text:style-name="T87"> développement. </text:span></text:span><text:span text:style-name="T2"><text:s/></text:span><text:span text:style-name="T12">Mais cette espèce </text:span><text:span text:style-name="T13">peut être </text:span><text:span text:style-name="T2">affectée par </text:span><text:span text:style-name="T13">des virus, </text:span><text:span text:style-name="T17">ou encore par le champignon </text:span><text:span text:style-name="T15">C</text:span><text:span text:style-name="T14">olletotrichum gloeosporioides</text:span><text:span text:style-name="T17">, pouvant </text:span><text:span text:style-name="T2">causer des pertes de rendement de 50% à 90% (Fournet et al., 1974 ; Mignucci et al., 1988).</text:span></text:p>
      <text:p text:style-name="P9"/>
      <text:p text:style-name="P5"><text:span text:style-name="T81">I.2 </text:span><text:span text:style-name="T80">L</text:span><text:span text:style-name="T76">es pathogènes :</text:span></text:p>
      <text:p text:style-name="P6"><text:span text:style-name="T129"><text:tab/></text:span><text:span text:style-name="T140">Colletotrichum gloeosporioides</text:span><text:span text:style-name="T114"> :</text:span></text:p>
      <text:p text:style-name="P20">Nomenclaure :</text:p>
      <text:p text:style-name="P8"><text:span text:style-name="T2">Le nom </text:span><text:span text:style-name="Emphasis"><text:span text:style-name="T73">Colletotrichum gloeosporioides </text:span></text:span><text:span text:style-name="Emphasis"><text:span text:style-name="T2">a </text:span></text:span><text:span text:style-name="T2">été proposé pour la première fois à Penzig (</text:span><text:a xlink:type="simple" xlink:href="https://www.ncbi.nlm.nih.gov/pmc/articles/PMC3458417/#R112" text:style-name="Internet_20_link" text:visited-style-name="Visited_20_Internet_20_Link">1882</text:a><text:span text:style-name="T2">) à partir de </text:span><text:span text:style-name="T75">V</text:span><text:span text:style-name="Emphasis"><text:span text:style-name="T73">ermicularia gloeosporioides</text:span></text:span><text:span text:style-name="T2">, dont le spécimen type a été collecté à </text:span><text:span text:style-name="Emphasis"><text:span text:style-name="T2">Citrus </text:span></text:span><text:span text:style-name="T2">en Italie (Weir, Johnston, et Damm 2012). </text:span></text:p>
      <text:p text:style-name="P12"><text:span text:style-name="Emphasis"><text:span text:style-name="T74">C. gloeosporioides</text:span></text:span><text:span text:style-name="Emphasis"><text:span text:style-name="T6"> est un complexe d’espèces </text:span></text:span><text:span text:style-name="Emphasis"><text:span text:style-name="T21">occupant le huitième rang mondial</text:span></text:span><text:span text:style-name="Emphasis"><text:span text:style-name="T6"> des agents phytopathogènes fongiques les plus destructeurs, </text:span></text:span><text:span text:style-name="Emphasis"><text:span text:style-name="T7">provoquant des maladies chez une grande variété de plantes ligneuses et herbacées</text:span></text:span><text:span text:style-name="Emphasis"><text:span text:style-name="T6">. </text:span></text:span></text:p>
      <text:p text:style-name="P12"><text:span text:style-name="Emphasis"><text:span text:style-name="T59">L' analyse phylogénétique du genre  </text:span></text:span><text:span text:style-name="Emphasis"><text:span text:style-name="T67">Colletotrichum gloeosporioides </text:span></text:span><text:span text:style-name="Emphasis"><text:span text:style-name="T59">révèle qu ' il comprend neuf clades majeurs, </text:span></text:span><text:span text:style-name="Emphasis"><text:span text:style-name="T62">(</text:span></text:span><text:span text:style-name="Emphasis"><text:span text:style-name="T59">Weir et al . ( </text:span></text:span><text:bookmark text:name="__tag_298402968"/><text:a xlink:type="simple" xlink:href="https://www.ncbi.nlm.nih.gov/pmc/articles/PMC3458418/#R294" text:style-name="Internet_20_link" text:visited-style-name="Visited_20_Internet_20_Link"><text:span text:style-name="Emphasis">2012</text:span></text:a><text:span text:style-name="Emphasis"><text:span text:style-name="T61">)</text:span></text:span><text:span text:style-name="Emphasis"><text:span text:style-name="T62">) et </text:span></text:span><text:span text:style-name="Emphasis"><text:span text:style-name="T59">une espèce distincte, nouvellement décrite ici sous le nom de</text:span></text:span><text:span text:style-name="Emphasis"><text:span text:style-name="T65"> </text:span></text:span><text:span text:style-name="Emphasis"><text:span text:style-name="T68">C</text:span></text:span><text:span text:style-name="Emphasis"><text:span text:style-name="T69">olletotrichum</text:span></text:span><text:span text:style-name="Emphasis"><text:span text:style-name="T68"> alatae</text:span></text:span><text:span text:style-name="Emphasis"><text:span text:style-name="T64">.</text:span></text:span><text:span text:style-name="Emphasis"><text:span text:style-name="T59"> L’</text:span></text:span><text:span text:style-name="Emphasis"><text:span text:style-name="T63">espèce</text:span></text:span><text:span text:style-name="Emphasis"><text:span text:style-name="T59"> </text:span></text:span><text:span text:style-name="Emphasis"><text:span text:style-name="T66">C. alatae</text:span></text:span><text:span text:style-name="Emphasis"><text:span text:style-name="T59">, </text:span></text:span><text:span text:style-name="Emphasis"><text:span text:style-name="T60">retrouvé en Inde, Nigéria, Barbade et Guadeloupe</text:span></text:span><text:span text:style-name="Emphasis"><text:span text:style-name="T59">, correspond au groupe SGG (croissance lente) </text:span></text:span><text:span text:style-name="Emphasis"><text:span text:style-name="T63">que les auteurs </text:span></text:span><text:span text:style-name="Emphasis"><text:span text:style-name="T59"><text:s/>Abang et al. ( </text:span></text:span><text:a xlink:type="simple" xlink:href="https://www.ncbi.nlm.nih.gov/pmc/articles/PMC3458417/#R2" text:style-name="Internet_20_link" text:visited-style-name="Visited_20_Internet_20_Link"><text:span text:style-name="Emphasis">2002</text:span></text:a><text:span text:style-name="Emphasis"><text:span text:style-name="T59"> ) </text:span></text:span><text:span text:style-name="Emphasis"><text:span text:style-name="T63">o</text:span></text:span><text:span text:style-name="Emphasis"><text:span text:style-name="T59">nt jugé </text:span></text:span><text:span text:style-name="Emphasis"><text:span text:style-name="T63">le </text:span></text:span><text:span text:style-name="Emphasis"><text:span text:style-name="T59">plus pathogène pour l'igname que les autres groupes </text:span></text:span><text:span text:style-name="Emphasis"><text:span text:style-name="T63">de </text:span></text:span><text:span text:style-name="Emphasis"><text:span text:style-name="T66">C. gloeosporioides</text:span></text:span><text:span text:style-name="Emphasis"><text:span text:style-name="T59"> .</text:span></text:span></text:p>
      <text:p text:style-name="P2"/>
      <text:p text:style-name="P3">La maladie anthracnose :</text:p>
      <text:p text:style-name="P1"><text:s/><text:span text:style-name="T135">L</text:span>'anthracnose est une maladie polycyclique qui se caractérise par des nécroses foliaires, coalescentes, ainsi que par des <text:span text:style-name="T126">lésions nécrotiques</text:span> au niveau des pétioles, <text:span text:style-name="T127">des </text:span>tiges, voire <text:span text:style-name="T127">des </text:span>tubercules. <text:bookmark-start text:name="__DdeLink__7903_1170541402"/><text:span text:style-name="T128">(Abang MM, Winter S, Green KR, Hoffmann P, Mignouna HD, et al. (2002</text:span><text:bookmark-end text:name="__DdeLink__7903_1170541402"/><text:span text:style-name="T128">)</text:span></text:p>
      <text:p text:style-name="P1">Les pertes de rendement sont expliquées essentiellement par une diminution du poids moyen des tubercules due à la réduction de la surface photosynthétiquement active des feuilles.</text:p>
      <text:p text:style-name="Standard"><text:soft-page-break/><text:span text:style-name="Emphasis"><text:span text:style-name="T88">Une</text:span></text:span><text:span text:style-name="Emphasis"><text:span text:style-name="T89"> apparition tardive des symptômes de la maladie peut entraîner des pertes importantes après la récolte, les cultures apparemment saines dégénérant au stockage.</text:span></text:span></text:p>
      <text:p text:style-name="Standard"><text:span text:style-name="Emphasis"><text:span text:style-name="T90">Comme beaucoup d'autres agents pathogènes fongiques, la forme asexuée de </text:span></text:span><text:span text:style-name="Emphasis"><text:span text:style-name="T106">Colletotrichum</text:span></text:span><text:span text:style-name="Emphasis"><text:span text:style-name="T90"> </text:span></text:span><text:span text:style-name="Emphasis"><text:span text:style-name="T96">gloeosporioides </text:span></text:span><text:span text:style-name="Emphasis"><text:span text:style-name="T90">est le plus souvent associée aux symptômes de la maladie, la forme sexuelle ayant tendance à se développer sur des tissus hôtes moribonds ou morts.</text:span></text:span></text:p>
      <text:p text:style-name="Standard"><text:span text:style-name="Emphasis"><text:span text:style-name="T90"/></text:span></text:p>
      <text:p text:style-name="Standard"><text:span text:style-name="T100">L</text:span><text:span text:style-name="T101">e cycle de reproduction : </text:span><text:span text:style-name="T102">( à revoir)</text:span></text:p>
      <text:p text:style-name="P13"><text:span text:style-name="Emphasis"><text:span text:style-name="T18">C. gloeosporioides est</text:span></text:span><text:span text:style-name="Emphasis"><text:span text:style-name="T22"> un champignon hémibiotrophique </text:span></text:span><text:span text:style-name="Emphasis"><text:span text:style-name="T23">et</text:span></text:span><text:span text:style-name="Emphasis"><text:span text:style-name="T87"> </text:span></text:span><text:span text:style-name="Emphasis"><text:span text:style-name="T94">possède une voie nécrotrophe et une voie biotrophe. La phase</text:span></text:span><text:span text:style-name="Emphasis"><text:span text:style-name="T87"> nécrotrophe entraîne une mort importante des cellules végétales et l'apparition de lésions pathogènes</text:span></text:span><text:span text:style-name="Emphasis"><text:span text:style-name="T56"> (</text:span></text:span><text:span text:style-name="Emphasis"><text:span text:style-name="T104">Prusky et Plumbey, 199</text:span></text:span><text:span text:style-name="Emphasis"><text:span text:style-name="T57">2</text:span></text:span><text:span text:style-name="Emphasis"><text:span text:style-name="T56">)</text:span></text:span><text:span text:style-name="Emphasis"><text:span text:style-name="T58">, alors que l</text:span></text:span><text:span text:style-name="Emphasis"><text:span text:style-name="T94">es</text:span></text:span><text:span text:style-name="Emphasis"><text:span text:style-name="T5"> stratégies de vie biotrophe <text:s/></text:span></text:span><text:span text:style-name="Emphasis"><text:span text:style-name="T56">(1 à 3 jours ?; </text:span></text:span><text:a xlink:type="simple" xlink:href="https://www.ncbi.nlm.nih.gov/pmc/articles/PMC3458418/#R185" text:style-name="Internet_20_link" text:visited-style-name="Visited_20_Internet_20_Link"><text:span text:style-name="Emphasis"><text:span text:style-name="T70">O'Connell et al., 2000</text:span></text:span></text:a><text:span text:style-name="Emphasis"><text:span text:style-name="T56"> ) </text:span></text:span><text:span text:style-name="Emphasis"><text:span text:style-name="T5">adoptées par Colletotrichum</text:span></text:span><text:span text:style-name="Emphasis"><text:span text:style-name="T20"> font de lui un champignon </text:span></text:span><text:span text:style-name="Emphasis"><text:span text:style-name="T5">endophyte asymptomatique de tissus de plantes vivantes.</text:span></text:span></text:p>
      <text:p text:style-name="P15"><text:span text:style-name="Emphasis"><text:span text:style-name="T48"><text:tab/></text:span></text:span><text:span text:style-name="Emphasis"><text:span text:style-name="T38">L'inoculum primaire initie l'épidémie </text:span></text:span><text:span text:style-name="Emphasis"><text:span text:style-name="T46">et peut être constitué de spores asexuées ou sexuées.</text:span></text:span></text:p>
      <text:p text:style-name="P15"><text:span text:style-name="Emphasis"><text:span text:style-name="T47">L</text:span></text:span><text:span text:style-name="Emphasis"><text:span text:style-name="T44">a forme asexuée dite aussi forme imparfaite ou anamorphe assure la propagation </text:span></text:span><text:span text:style-name="Emphasis"><text:span text:style-name="T46">par les </text:span></text:span><text:span text:style-name="Emphasis"><text:span text:style-name="T38">conidies/ </text:span></text:span><text:span text:style-name="Emphasis"><text:span text:style-name="T41">conidisopores</text:span></text:span><text:span text:style-name="Emphasis"><text:span text:style-name="T38"> </text:span></text:span><text:span text:style-name="Emphasis"><text:span text:style-name="T47">et </text:span></text:span><text:span text:style-name="Emphasis"><text:span text:style-name="T41">s</text:span></text:span><text:span text:style-name="Emphasis"><text:span text:style-name="T42">e déroule au début et en fin d’épidémie. </text:span></text:span><text:span text:style-name="Emphasis"><text:span text:style-name="T47">Elle peut également se dérouler</text:span></text:span><text:span text:style-name="Emphasis"><text:span text:style-name="T42"> par fusion (anastomose) de filaments mycéliens </text:span></text:span><text:span text:style-name="Emphasis"><text:span text:style-name="T47">qui assurent le </text:span></text:span><text:span text:style-name="Emphasis"><text:span text:style-name="T42">brassage génétique.</text:span></text:span><text:span text:style-name="Emphasis"><text:span text:style-name="T38"> </text:span></text:span></text:p>
      <text:p text:style-name="P17"><text:span text:style-name="Emphasis"><text:span text:style-name="T48">Le champignon </text:span></text:span><text:span text:style-name="Emphasis"><text:span text:style-name="T71">Colletotrichum gloeosporiodes</text:span></text:span><text:span text:style-name="Emphasis"><text:span text:style-name="T48"> </text:span></text:span><text:span text:style-name="Emphasis"><text:span text:style-name="T50">pénètre dans la paroi cellulaire/cuticule</text:span></text:span><text:span text:style-name="Emphasis"><text:span text:style-name="T48"> </text:span></text:span><text:span text:style-name="Emphasis"><text:span text:style-name="T50">d</text:span></text:span><text:span text:style-name="Emphasis"><text:span text:style-name="T48">es plantes hôtes </text:span></text:span><text:span text:style-name="Emphasis"><text:span text:style-name="T50">grâce à</text:span></text:span><text:span text:style-name="Emphasis"><text:span text:style-name="T48"> </text:span></text:span><text:span text:style-name="Emphasis"><text:span text:style-name="T51">une cellule </text:span></text:span><text:span text:style-name="Emphasis"><text:span text:style-name="T52">mélanisée </text:span></text:span><text:span text:style-name="Emphasis"><text:span text:style-name="T51">appelée appressorium, </text:span></text:span><text:span text:style-name="Emphasis"><text:span text:style-name="T52">issue de la </text:span></text:span><text:bookmark-start text:name="__DdeLink__7628_2788638890"/><text:span text:style-name="Emphasis"><text:span text:style-name="T52">turgescence</text:span></text:span><text:span text:style-name="Emphasis"><text:span text:style-name="T53"> d’une spore en germination</text:span></text:span><text:bookmark-end text:name="__DdeLink__7628_2788638890"/><text:span text:style-name="Emphasis"><text:span text:style-name="T51"> </text:span></text:span><text:span text:style-name="Emphasis"><text:span text:style-name="T54">(Mori et al. 2001)</text:span></text:span><text:span text:style-name="Emphasis"><text:span text:style-name="T55">.</text:span></text:span></text:p>
      <text:p text:style-name="P14"><text:span text:style-name="Emphasis"><text:span text:style-name="T39">La </text:span></text:span><text:span text:style-name="Emphasis"><text:span text:style-name="T44">forme sexu</text:span></text:span><text:span text:style-name="Emphasis"><text:span text:style-name="T39">é</text:span></text:span><text:span text:style-name="Emphasis"><text:span text:style-name="T44">e téléomorphe </text:span></text:span><text:span text:style-name="Emphasis"><text:span text:style-name="T45">(</text:span></text:span><text:span text:style-name="Emphasis"><text:span text:style-name="T72">Glomerulla cingulata</text:span></text:span><text:span text:style-name="Emphasis"><text:span text:style-name="T45">) </text:span></text:span><text:span text:style-name="Emphasis"><text:span text:style-name="T44">a pour fonction de maintenir l’espèce et apparaît souvent en fin de saison. </text:span></text:span><text:span text:style-name="Emphasis"><text:span text:style-name="T46">Elle s</text:span></text:span><text:span text:style-name="Emphasis"><text:span text:style-name="T43">e manifeste par des </text:span></text:span><text:span text:style-name="Emphasis"><text:span text:style-name="T38">ascospores </text:span></text:span><text:span text:style-name="Emphasis"><text:span text:style-name="T42">non infectieuse</text:span></text:span><text:span text:style-name="Emphasis"><text:span text:style-name="T46">s </text:span></text:span><text:span text:style-name="Emphasis"><text:span text:style-name="T42">au niveau des tissus sénescents, </text:span></text:span><text:span text:style-name="Emphasis"><text:span text:style-name="T46">cependant, l</text:span></text:span><text:span text:style-name="Emphasis"><text:span text:style-name="T42">orsqu’une ascospore germe elle produit rapidement des conidies infectieuses.</text:span></text:span><text:span text:style-name="Emphasis"><text:span text:style-name="T38"> <text:s/></text:span></text:span></text:p>
      <text:p text:style-name="P11"><text:span text:style-name="Emphasis"><text:span text:style-name="T27"><text:tab/>Après une latence de 3-5 jours, des acervules (contenant les conidies secondaires) apparaissent au niveau des nécroses naissantes à la surface des feuilles, (Green, 1994 ; Sweetmore, 1994).</text:span></text:span></text:p>
      <text:p text:style-name="Standard"><text:span text:style-name="T24">La p</text:span><text:span text:style-name="T16">ossibilité de survie </text:span><text:span text:style-name="T25">des pathogènes </text:span><text:span text:style-name="T24">est de </text:span><text:span text:style-name="T16">quelques mois sur </text:span><text:span text:style-name="T24">les </text:span><text:span text:style-name="T16">débris </text:span><text:span text:style-name="T24">végétaux à la </text:span><text:span text:style-name="T16">surface du sol.<text:line-break/></text:span><text:span text:style-name="T24">L’o</text:span><text:span text:style-name="T16">ptimum de température pour le champignon </text:span><text:span text:style-name="T24">se situe </text:span><text:span text:style-name="T16">entre 25°C et 30°C. L'interruption de l'humectation stoppe les processus de développement du champignon, mais les spores rest</text:span><text:span text:style-name="T24">a</text:span><text:span text:style-name="T16">nt viables, </text:span><text:span text:style-name="Emphasis"><text:span text:style-name="T8">peuvent retrouver leurs capacités infectieuses après réhumectation </text:span></text:span><text:bookmark-start text:name="__DdeLink__5197_3011428436"/><text:span text:style-name="T87">(Cannon et al. 2012)</text:span><text:bookmark-end text:name="__DdeLink__5197_3011428436"/><text:span text:style-name="T87">.</text:span></text:p>
      <text:p text:style-name="Standard"><text:span text:style-name="Emphasis"><text:span text:style-name="T87"/></text:span></text:p>
      <text:p text:style-name="P4"><text:span text:style-name="T136">La </text:span>dis<text:span text:style-name="T136">sémination :</text:span></text:p>
      <text:p text:style-name="Standard"><text:span text:style-name="Emphasis"><text:span text:style-name="T9"> </text:span></text:span><text:span text:style-name="Emphasis"><text:span text:style-name="T10">L</text:span></text:span><text:span text:style-name="Emphasis"><text:span text:style-name="T9">'agent pathogène se dépla</text:span></text:span><text:span text:style-name="Emphasis"><text:span text:style-name="T10">ce</text:span></text:span><text:span text:style-name="Emphasis"><text:span text:style-name="T9"> des semis souc</text:span></text:span><text:span text:style-name="Emphasis"><text:span text:style-name="T11">h</text:span></text:span><text:span text:style-name="Emphasis"><text:span text:style-name="T9">es infectées aux semis adjacent</text:span></text:span><text:span text:style-name="Emphasis"><text:span text:style-name="T19">e</text:span></text:span><text:span text:style-name="Emphasis"><text:span text:style-name="T9">s dans les serres de transplantation.</text:span></text:span></text:p>
      <text:p text:style-name="Standard"><text:span text:style-name="Emphasis"><text:span text:style-name="T87">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Standard"><text:span text:style-name="Emphasis"><text:span text:style-name="T38">Un certain nombre de plantes réservoir</text:span></text:span><text:span text:style-name="Emphasis"><text:span text:style-name="T39">e</text:span></text:span><text:span text:style-name="Emphasis"><text:span text:style-name="T38">s, cultivées ou non, peuvent aussi être à l'origine de la dissémination de l'inoculum primaire </text:span></text:span><text:span text:style-name="Emphasis"><text:span text:style-name="T39">(</text:span></text:span><text:span text:style-name="Emphasis"><text:span text:style-name="T54">Mori et al. 2001).</text:span></text:span></text:p>
      <text:p text:style-name="Standard"><text:span text:style-name="Emphasis"><text:span text:style-name="T56"/></text:span></text:p>
      <text:p text:style-name="P16"><text:span text:style-name="Emphasis"><text:span text:style-name="T84">Contexte</text:span></text:span><text:span text:style-name="Emphasis"><text:span text:style-name="T82"> </text:span></text:span><text:span text:style-name="Emphasis"><text:span text:style-name="T83">de l’étude</text:span></text:span><text:span text:style-name="Emphasis"><text:span text:style-name="T82">:</text:span></text:span></text:p>
      <text:p text:style-name="P16"><text:bookmark-start text:name="__DdeLink__1260_3713940307"/><text:bookmark-start text:name="__DdeLink__1370_3713940307"/><text:span text:style-name="Emphasis"><text:span text:style-name="T3">La détection </text:span></text:span><text:span text:style-name="Emphasis"><text:span text:style-name="T4">et </text:span></text:span><text:span text:style-name="Emphasis"><text:span text:style-name="T3">l'identification des agents pathogènes jouent un rôle important dans la lutte contre les maladies des plantes et doivent être accessibles dans toutes les régions pour garantir une production végétale durable et la sécurité des aliments. </text:span></text:span></text:p>
      <text:p text:style-name="P16"><text:span text:style-name="Emphasis"><text:span text:style-name="T26">Le développement de </text:span></text:span><text:span text:style-name="Emphasis"><text:span text:style-name="T28">technique</text:span></text:span><text:span text:style-name="Emphasis"><text:span text:style-name="T29">s</text:span></text:span><text:span text:style-name="Emphasis"><text:span text:style-name="T28"> p</text:span></text:span><text:span text:style-name="Emphasis"><text:span text:style-name="T29">lus rapides</text:span></text:span><text:span text:style-name="Emphasis"><text:span text:style-name="T28">, plus sensible</text:span></text:span><text:span text:style-name="Emphasis"><text:span text:style-name="T29">s,</text:span></text:span><text:span text:style-name="Emphasis"><text:span text:style-name="T28"> plus précis</text:span></text:span><text:span text:style-name="Emphasis"><text:span text:style-name="T29">es</text:span></text:span><text:span text:style-name="Emphasis"><text:span text:style-name="T28">, </text:span></text:span><text:span text:style-name="Emphasis"><text:span text:style-name="T29">ou encore </text:span></text:span><text:span text:style-name="Emphasis"><text:span text:style-name="T30">plus économique</text:span></text:span><text:span text:style-name="Emphasis"><text:span text:style-name="T29">s</text:span></text:span><text:span text:style-name="Emphasis"><text:span text:style-name="T28"> </text:span></text:span><text:span text:style-name="Emphasis"><text:span text:style-name="T30">e</text:span></text:span><text:span text:style-name="Emphasis"><text:span text:style-name="T31">st primordial, et pourront </text:span></text:span><text:span text:style-name="Emphasis"><text:span text:style-name="T32">ê</text:span></text:span><text:span text:style-name="Emphasis"><text:span text:style-name="T30">tre utilisé</text:span></text:span><text:span text:style-name="Emphasis"><text:span text:style-name="T29">es</text:span></text:span><text:span text:style-name="Emphasis"><text:span text:style-name="T30"> pour le diagnostic précoce </text:span></text:span><text:span text:style-name="Emphasis"><text:span text:style-name="T31">ou encore </text:span></text:span><text:span text:style-name="Emphasis"><text:span text:style-name="T30">le test in situ d’agents pathogènes en culture</text:span></text:span><text:span text:style-name="Emphasis"><text:span text:style-name="T32">.</text:span></text:span><text:bookmark-end text:name="__DdeLink__1260_3713940307"/><text:bookmark-end text:name="__DdeLink__1370_3713940307"/></text:p>
      <text:p text:style-name="P16"><text:span text:style-name="T91">L’identification</text:span><text:span text:style-name="T87"> d</text:span><text:span text:style-name="T92">u champignon </text:span><text:span text:style-name="T107">C.alatae</text:span><text:span text:style-name="T92"> appartenant au complexe d’espèces </text:span><text:span text:style-name="T105">Colletotrichum </text:span><text:span text:style-name="T107">gloeosporioides</text:span><text:span text:style-name="T92"> et l’identification des virus infectants l’igname D.alata </text:span><text:span text:style-name="T87">est essentielle, </text:span><text:span text:style-name="T91">car </text:span><text:span text:style-name="T87"><text:s/>joue un </text:span><text:span text:style-name="Emphasis"><text:span text:style-name="T1">rôle crucial dans les questions de quarantaine végétale liées à l'exportation et à l'importation de produits agricoles,(Rossman &amp; Palm-Hernández 2008).</text:span></text:span></text:p>
      <text:p text:style-name="P16"><text:span text:style-name="Emphasis"><text:span text:style-name="T33">Le</text:span></text:span><text:span text:style-name="Emphasis"><text:span text:style-name="T34"> </text:span></text:span><text:span text:style-name="Emphasis"><text:span text:style-name="T33">développement d’</text:span></text:span><text:span text:style-name="Emphasis"><text:span text:style-name="T34">outil</text:span></text:span><text:span text:style-name="Emphasis"><text:span text:style-name="T33">s</text:span></text:span><text:span text:style-name="Emphasis"><text:span text:style-name="T34"> de détection moléculaire isothermal</text:span></text:span><text:span text:style-name="Emphasis"><text:span text:style-name="T33">e </text:span></text:span><text:span text:style-name="Emphasis"><text:span text:style-name="T34">permettrait </text:span></text:span><text:span text:style-name="Emphasis"><text:span text:style-name="T40">une meilleure </text:span></text:span><text:span text:style-name="Emphasis"><text:span text:style-name="T36">évaluation </text:span></text:span><text:span text:style-name="Emphasis"><text:span text:style-name="T34">des virus et du développement</text:span></text:span><text:span text:style-name="Emphasis"><text:span text:style-name="T36"> fongique </text:span></text:span><text:span text:style-name="Emphasis"><text:span text:style-name="T33">au sein de l’igname D.alata</text:span></text:span><text:span text:style-name="Emphasis"><text:span text:style-name="T36">, </text:span></text:span><text:span text:style-name="Emphasis"><text:span text:style-name="T35">même dans </text:span></text:span><text:span text:style-name="Emphasis"><text:span text:style-name="T36">les premières phases de l’infection avant que les symptômes macroscopiques ne soient évidents ou que la sporulation ne se produise</text:span></text:span><text:span text:style-name="Emphasis"><text:span text:style-name="T37">.</text:span></text:span></text:p>
      <text:p text:style-name="P16"><text:span text:style-name="Emphasis"><text:span text:style-name="T87"/></text:span></text:p>
      <text:p text:style-name="P10"><text:soft-page-break/><text:span text:style-name="Emphasis"><text:span text:style-name="T132">Problématique</text:span></text:span><text:span text:style-name="Emphasis"><text:span text:style-name="T99"> :</text:span></text:span><text:bookmark-start text:name="__DdeLink__3315_24932335911"/><text:span text:style-name="T137">Co</text:span><text:span text:style-name="T130">mment développer un test moléculaire isothermale "LAMP </text:span><text:span text:style-name="T131">et qPCR</text:span><text:span text:style-name="T130">" pour la</text:span></text:p>
      <text:p text:style-name="P7">détection rapide du champignon "Colletotrichum goleosporioides <text:span text:style-name="T109">et la recherche de virus sur</text:span></text:p>
      <text:p text:style-name="P10"><text:span text:style-name="Emphasis"><text:span text:style-name="T85">l'igname </text:span></text:span><text:span text:style-name="Emphasis"><text:span text:style-name="T86">(D.alata) </text:span></text:span><text:span text:style-name="Emphasis"><text:span text:style-name="T85">en Guadeloupe?</text:span></text:span><text:bookmark-end text:name="__DdeLink__3315_24932335911"/></text:p>
      <text:p text:style-name="Standard"><text:span text:style-name="Emphasis"><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02:14.803089430</meta:creation-date>
    <dc:date>2019-02-10T23:52:42.925592973</dc:date>
    <meta:editing-duration>PT3H21M28S</meta:editing-duration>
    <meta:editing-cycles>20</meta:editing-cycles>
    <meta:generator>LibreOffice/6.1.4.2$Linux_X86_64 LibreOffice_project/10$Build-2</meta:generator>
    <meta:document-statistic meta:table-count="0" meta:image-count="0" meta:object-count="0" meta:page-count="3" meta:paragraph-count="51" meta:word-count="1141" meta:character-count="7679" meta:non-whitespace-character-count="6531"/>
  </office:meta>
</office:document-meta>
</file>